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06.7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109.05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89.01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aster. Eugene Josep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iss. Karen Mari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5" calcext:value-type="float">
            <text:p>348125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r. Olaus Jorge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2" calcext:value-type="float">
            <text:p>348122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amsson, Mr. Abraham August Johanne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im, Mrs. Joseph (Sophie Halaut Easu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7" calcext:value-type="float">
            <text:p>265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aster. Philip Frank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dworth, Mr. Charles Augustu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4" calcext:value-type="float">
            <text:p>2487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. Hudson Joshua Creighto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, Mr. Albert Kar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da Augusta Margaret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91" calcext:value-type="float">
            <text:p>3470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Johan Samu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5" calcext:value-type="float">
            <text:p>34707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Frank Thoma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05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heloff, Mr. Mink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2" calcext:value-type="float">
            <text:p>34920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. William 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onsson, Mr. Ernst Axel Algo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1" calcext:value-type="float">
            <text:p>34991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by, Mr. Joh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46" calcext:value-type="float">
            <text:p>2443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arl Edg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Filip Osca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Carl Oscar Vilhelm Gustafsso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Johan Charl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4" calcext:value-type="float">
            <text:p>35005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 Khalil, Mrs. Mariana (Miriam"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, Mr. Gerio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m, Mr. Al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9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or, Col. John Jacob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cos, Mr. Rafful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man, Miss. Emily Louis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314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mbrigge, Mr. Charles Ro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3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ry, Miss. Juli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844" calcext:value-type="float">
            <text:p>33084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ttie, Mr. Thom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champ, Mr. Henry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Ruth Elizabet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rs. Allen Oliver (Nellie E Baumgardner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tham, Miss. Lilian W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4" calcext:value-type="float">
            <text:p>284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aster. Se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, Miss. Elle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nbaum, Mr. Jako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5" calcext:value-type="float">
            <text:p>1390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jorklund, Mr. Ernst Herbert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90" calcext:value-type="float">
            <text:p>34709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nell, Miss. Caroli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ebank, Mr. John Jam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89" calcext:value-type="float">
            <text:p>11048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sford, Mr. William Hu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0" calcext:value-type="float">
            <text:p>2376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aster. Ak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en, Miss. Grace Scot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enur, Mr. Solom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5" calcext:value-type="float">
            <text:p>21153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dley, Miss. Bridget 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914" calcext:value-type="float">
            <text:p>334914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dy, Mr. John Bertram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4" calcext:value-type="float">
            <text:p>11305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f, Miss. Elin Ester Mari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1" calcext:value-type="float">
            <text:p>347471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is, Mr. Emi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1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beck, Mr. Karl Rudolf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5" calcext:value-type="float">
            <text:p>35004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Edith Eilee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rs. John Murray (Caroline Lane Lamson)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iss. Dagmar Jenny Ingeborg 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iss. Katherine</text:p>
          </table:table-cell>
          <table:table-cell office:value-type="string" calcext:value-type="string">
            <text:p>fe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944" calcext:value-type="float">
            <text:p>329944</text:p>
          </table:table-cell>
          <table:table-cell office:value-type="float" office:value="7.2833" calcext:value-type="float">
            <text:p>7.28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r. Dani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0" calcext:value-type="float">
            <text:p>330920</text:p>
          </table:table-cell>
          <table:table-cell office:value-type="float" office:value="7.8208" calcext:value-type="float">
            <text:p>7.8208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nell, Mrs. William Robert (Emma Eliza War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ns, Miss. Mary De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63" calcext:value-type="float">
            <text:p>330963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nd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7" calcext:value-type="float">
            <text:p>31508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Jego Grg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1" calcext:value-type="float">
            <text:p>31509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. Albert Franci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r. Patric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8" calcext:value-type="float">
            <text:p>36485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e, Mrs. Edward (Helen Churchill Hungerford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6</text:p>
          </table:table-cell>
          <table:table-cell office:value-type="float" office:value="27.4458" calcext:value-type="float">
            <text:p>27.4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.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eza, Mrs. James Warburton Martinez (Charlotte Wardle Drake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Carl Robe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9" calcext:value-type="float">
            <text:p>35040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Jeannie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364" calcext:value-type="float">
            <text:p>3683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Jose Pedr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ver, Mr. Alfred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095" calcext:value-type="float">
            <text:p>39209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, Mr. Howard Brow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24" calcext:value-type="float">
            <text:p>199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ebeer, Mrs. Henry Arthur Jr (Eleanor Genevieve Fosdick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770" calcext:value-type="float">
            <text:p>17770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s. Tyrell William (Julia Florence Siegel)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s. Herbert Fuller (Carrie Constance Toogood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s. John Henry (Sara Elizabeth Lawry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udanson, Miss. Victorin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e, Mr. Paul Romaine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sholm, Mr. Roderick Robert Crisp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1" calcext:value-type="float">
            <text:p>112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rs. (Alice France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Demetrio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. Walter Mill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s. Walter Miller (Virginia McDowell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. Charles Valentin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bert, Mr. Patric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109" calcext:value-type="float">
            <text:p>371109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tt, Mr. Sidney C Stua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34" calcext:value-type="float">
            <text:p>2803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. Alexander Taylor J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s. Alexander Taylor (Mary Eliza Ingersoll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lon, Mr. Thomas Hen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32" calcext:value-type="float">
            <text:p>213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72" calcext:value-type="float">
            <text:p>330972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k, Mrs. (Selena Rogers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6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Barto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0" calcext:value-type="float">
            <text:p>34923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9" calcext:value-type="float">
            <text:p>34922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bett, Mrs. Walter H (Irene Colvi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49" calcext:value-type="float">
            <text:p>2372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y, Mrs. Percy C (Mary Phyllis Elizabeth Miller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nell, Mrs. Robert Clifford (Malvina Helen Lamson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70" calcext:value-type="float">
            <text:p>11770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tterill, Mr. Henry Harry"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7" calcext:value-type="float">
            <text:p>29107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rs. William (Winnie Minnie" Treanor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on, Mr. John Bertr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1" calcext:value-type="float">
            <text:p>113791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iss. Laura Alic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Mrs. Edward Gifford (Catherine Elizabeth Halstead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901" calcext:value-type="float">
            <text:p>112901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mings, Mr. John Bradle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er, Mr. Shedid</text:p>
          </table:table-cell>
          <table:table-cell office:value-type="string" calcext:value-type="string">
            <text:p>male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iss. Margaret Marcella Maggie"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0" calcext:value-type="float">
            <text:p>382650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aster. Gilbert Sigvard Emanuel</text:p>
          </table:table-cell>
          <table:table-cell office:value-type="string" calcext:value-type="string">
            <text:p>male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s, Miss. Sara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s. Thornton (Orian Hays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Ev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4 2356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hn Samu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sep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s. John Morgan (Elizabeth Agnes Mary White) 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Brito, Mr. Jose Joaqui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0" calcext:value-type="float">
            <text:p>24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. Guillaume Joseph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con, Mr. Percy Willia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iss. Elizabeth Gladys Millvina""</text:p>
          </table:table-cell>
          <table:table-cell office:value-type="string" calcext:value-type="string">
            <text:p>female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s. Bertram (Eva Georgetta Light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s. Sebastiano (Argenia Genovesi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alic, Mr. Redjo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0" calcext:value-type="float">
            <text:p>34925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etri, Mr. Mar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8" calcext:value-type="float">
            <text:p>34923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bury, Mr. Herber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bden, Mr. Willia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ka, Mr. Mirk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2" calcext:value-type="float">
            <text:p>34923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tcheff, Mr. Valtcho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6" calcext:value-type="float">
            <text:p>34922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Dr. Washingto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Mrs. Washington (Ruth Vidaver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Frederick Charles (Mary Helene Baxter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Walter Donald (Mahala Dutt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yle, Miss.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02" calcext:value-type="float">
            <text:p>36870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pkin, Miss. Jenn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aster. Marshall Brin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. James Vivi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lles, Mr. William Crother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0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quemin, Mr. Jose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2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Florenti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8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. Adolf Fredri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s. Adolf Fredrik (Anna Elisabeth Judith Andersson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shaw, Mrs. Boulton (Olive Potter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5" calcext:value-type="float">
            <text:p>267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nder, Mr. Ingv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4" calcext:value-type="float">
            <text:p>2368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ns, Miss. Edith Cors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31</text:p>
          </table:table-cell>
          <table:table-cell office:value-type="float" office:value="31.6792" calcext:value-type="float">
            <text:p>31.6792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rett, Mr. Thomas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. Har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lbrook, Mr. Joseph Charl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51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oli, Mr. Luig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8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genheim, Mrs. Alfred (Antoinette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8</text:p>
          </table:table-cell>
          <table:table-cell office:value-type="float" office:value="31.6833" calcext:value-type="float">
            <text:p>31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eming, Miss. Ho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9" calcext:value-type="float">
            <text:p>36485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Josep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0" calcext:value-type="float">
            <text:p>33091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5" calcext:value-type="float">
            <text:p>36523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147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Edward Watso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iss. Ethel Flor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s. Mark (Mary McDougal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x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573" calcext:value-type="float">
            <text:p>3685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lin, Mr. Charles (Charles Fardon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lin, Mr. Thomas Par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78" calcext:value-type="float">
            <text:p>11377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enthal, Mr. Isaac Geral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65" calcext:value-type="float">
            <text:p>17765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licher-Stehli, Mrs. Maxmillian (Margaretha Emerentia Stehli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Harry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iger, Miss. Amal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1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iss. Dorothy Winifre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rs. Leonard (Pauline C Boe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bert, Mr. William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076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Edg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3" calcext:value-type="float">
            <text:p>28133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Ral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6" calcext:value-type="float">
            <text:p>24872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Nath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3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Jessie Allis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Frederick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cie, Col. Archibald IV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0" calcext:value-type="float">
            <text:p>113780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field, Mrs. Leo David (Blanche Strouse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st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6563" calcext:value-type="float">
            <text:p>37656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ardon, Miss. Kat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3. 3063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s. Claus Peter (Jennie L Howar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beck, Mr. William H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6" calcext:value-type="float">
            <text:p>2487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er, Mrs. George Achilles (Dorothy Annan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ys, Mr. Charles Melville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, Mr. Christophe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38" calcext:value-type="float">
            <text:p>113038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e, Mr. L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strom, Miss. Hilda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8" calcext:value-type="float">
            <text:p>7548</text:p>
          </table:table-cell>
          <table:table-cell office:value-type="float" office:value="8.9625" calcext:value-type="float">
            <text:p>8.9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iksson, Miss. Jenny Lovi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6" calcext:value-type="float">
            <text:p>34708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Kat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. Samue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liard, Mr. Herbert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ltunen, Miss. Mart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0" calcext:value-type="float">
            <text:p>25065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pkins, Mr. William Edwar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rs. Alexander (Helga E Lindqvis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iss. Ellen Nellie"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Samuel James Metcalf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963" calcext:value-type="float">
            <text:p>2429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s. Stephen (Annie Margaret Hi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then, Mr. Johan Marti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ard, Miss. May Elizab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 2. 391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. Benjami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s. Benjamin (Ellen Truelove Arma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man, Mr. Abra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70" calcext:value-type="float">
            <text:p>3470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ieff, Mr. Y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0" calcext:value-type="float">
            <text:p>34922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Ida Livij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may, Mr. Joseph Bruc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52 B54 B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Clifford Thoma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Ernest Wilfre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 Palmquist, Mr. Oskar Leand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0" calcext:value-type="float">
            <text:p>34707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Nil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7" calcext:value-type="float">
            <text:p>34746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aster. William Arthur Willie"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s. Andrew G (Elizabeth Lily" Watson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es, Mr. Charles Cresso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Nils Hilding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8" calcext:value-type="float">
            <text:p>35040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an, Mr. Henry Forb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4" calcext:value-type="float">
            <text:p>1130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Einar Gervasiu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3" calcext:value-type="float">
            <text:p>35005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Julius Konrad Euge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5" calcext:value-type="float">
            <text:p>34746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nes, Mrs. J Frank (Claire Bennet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r. Franz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avelas, Mr. Vassilios (Catavelas Vassilios")"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r. Dani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734" calcext:value-type="float">
            <text:p>233734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ing, Mr. Edwin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1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1" calcext:value-type="float">
            <text:p>330911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nnedy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83" calcext:value-type="float">
            <text:p>36878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yon, Mr. Frederick 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. Betro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s. Betros (Zahie Maria" Elias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7" calcext:value-type="float">
            <text:p>36722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mball, Mrs. Edwin Nelson Jr (Gertrude Parson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. A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s. Anton (Luise Heilman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iss.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2" calcext:value-type="float">
            <text:p>31515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iss. Gertrud Emilia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0405" calcext:value-type="float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s. (Hulda Kristina Eugenia Lofqvist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0405" calcext:value-type="float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korian, Mr. Nesh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uchen, Miss. Emilie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Rev.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, Mr. John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261" calcext:value-type="float">
            <text:p>240261</text:p>
          </table:table-cell>
          <table:table-cell office:value-type="float" office:value="10.7083" calcext:value-type="float">
            <text:p>10.70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35" calcext:value-type="float">
            <text:p>793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Louise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-Rondberg, Mr. Edvard 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5" calcext:value-type="float">
            <text:p>34706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rs. Frank (France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eberg-Lind, Mr. Erik Gustaf (Mr Edward Lingrey")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5" calcext:value-type="float">
            <text:p>17475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s. Edvard Bengtsson (Elin Gerda Persso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strom, Mrs. Carl Johan (Sigrid Posse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77" calcext:value-type="float">
            <text:p>11237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han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1" calcext:value-type="float">
            <text:p>33097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s, Mrs. Ernest H (Elizabeth Lindsey Jame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gane, Mr. Joh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509" calcext:value-type="float">
            <text:p>235509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hman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2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kyer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ing, Mr. Joseph Holla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1" calcext:value-type="float">
            <text:p>113801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. Charles Alexander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in, Miss. Olga Elid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9" calcext:value-type="float">
            <text:p>34746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strom, Mr. Thure Ed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3" calcext:value-type="float">
            <text:p>350403</text:p>
          </table:table-cell>
          <table:table-cell office:value-type="float" office:value="7.5792" calcext:value-type="float">
            <text:p>7.57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takoff, Mr. Sta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5" calcext:value-type="float">
            <text:p>34923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Kay, Mr. George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2795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uire, Mr. John Edwar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9" calcext:value-type="float">
            <text:p>1104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iss. Bridg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24" calcext:value-type="float">
            <text:p>33092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4 313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kinen, Mr. Kalle Edv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achard, Mr. No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7735" calcext:value-type="float">
            <text:p>237735</text:p>
          </table:table-cell>
          <table:table-cell office:value-type="float" office:value="15.0458" calcext:value-type="float">
            <text:p>15.04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s. Albert (Antoinette Mag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iavacchi, Mr. Serafino Emi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.3 2861</text:p>
          </table:table-cell>
          <table:table-cell office:value-type="float" office:value="15.5792" calcext:value-type="float">
            <text:p>15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dirosian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s. Daniel Warner (Mary Graham Carmichael Farquarso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inoff, Mr. Nicol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5" calcext:value-type="float">
            <text:p>34925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bery, Mr. Frank Huber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059" calcext:value-type="float">
            <text:p>23905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ffry, Mr. Thomas Francis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arthy, Miss. Catherine Katie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3" calcext:value-type="float">
            <text:p>38312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lic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ae, Mr. Arthur Gord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16" calcext:value-type="float">
            <text:p>23721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ie, Mr. James Matthew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478" calcext:value-type="float">
            <text:p>2334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Katherin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s. Neal (Eileen O'Leary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ei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68" calcext:value-type="float">
            <text:p>37036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tsjo, Mr. Karl Alber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501" calcext:value-type="float">
            <text:p>34550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es, Mr. Fran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6" calcext:value-type="float">
            <text:p>3593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Mrs. William Edward (Lillian E Thorpe)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koff, Mr. Laz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1" calcext:value-type="float">
            <text:p>34921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, Mr. Philipp Edmu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e, Mr. Clarence Bloomfiel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rs. George (Omine Amenia" Alexander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vihill, Miss. Bertha 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3" calcext:value-type="float">
            <text:p>38265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les, Mr. Thomas Franci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276" calcext:value-type="float">
            <text:p>240276</text:p>
          </table:table-cell>
          <table:table-cell office:value-type="float" office:value="9.6875" calcext:value-type="float">
            <text:p>9.6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s. Said (Waika Mary" Mowad)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carrow, Mr. William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33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r, Mr. Mustaf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ughton, Miss. Hanna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7" calcext:value-type="float">
            <text:p>36523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sson, Mr. Isra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8" calcext:value-type="float">
            <text:p>2443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minen, Miss. Manta Josefin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7" calcext:value-type="float">
            <text:p>310129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lasson, Mr. Samu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611" calcext:value-type="float">
            <text:p>3636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Berta Oliv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6" calcext:value-type="float">
            <text:p>34706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r. August Ferdin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0" calcext:value-type="float">
            <text:p>35041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urney, Mr. Alfred (Baron von Drachstedt")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6</text:p>
          </table:table-cell>
          <table:table-cell office:value-type="float" office:value="13.8625" calcext:value-type="float">
            <text:p>13.86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6713" calcext:value-type="float">
            <text:p>3667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onoghue, M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6" calcext:value-type="float">
            <text:p>36485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Keef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402" calcext:value-type="float">
            <text:p>36840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a y Ocana, Dona. Fermin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aster. Artur Kar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7368</text:p>
          </table:table-cell>
          <table:table-cell office:value-type="float" office:value="3.1708" calcext:value-type="float">
            <text:p>3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Oscar Wilhel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9" calcext:value-type="float">
            <text:p>34707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ont, Mr. Alfred Fernan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 12998</text:p>
          </table:table-cell>
          <table:table-cell office:value-type="float" office:value="25.7417" calcext:value-type="float">
            <text:p>2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Jel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5" calcext:value-type="float">
            <text:p>31508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iss. Helene Ragnhil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es y Rodriguez, Mr. Servando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2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enham, Mr. Percy Thoma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las y Castello, Mr. Emili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7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Paul Folk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r, Mr. Clifford Rich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488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ne, Mr. Vivian Ponsonb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aster. Alfred Edward</text:p>
          </table:table-cell>
          <table:table-cell office:value-type="string" calcext:value-type="string">
            <text:p>male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iss. Treasteall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rs. Benjamin (Edith Nile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rce, Mr. Erne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271" calcext:value-type="float">
            <text:p>34327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ersen, Mr. Ola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498" calcext:value-type="float">
            <text:p>34549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tomaki, Mr. Nikolai Johann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uschitz, Rev. Joseph Mari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393" calcext:value-type="float">
            <text:p>23739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aster. Michael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en, Mr. Mariu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441" calcext:value-type="float">
            <text:p>34244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Alice Frances Louis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r. Escott Rober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Mat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5" calcext:value-type="float">
            <text:p>31509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To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2" calcext:value-type="float">
            <text:p>31509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luppi, Mr. Emilio Ilario Giusepp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644</text:p>
          </table:table-cell>
          <table:table-cell office:value-type="float" office:value="12.7375" calcext:value-type="float">
            <text:p>12.7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baum, Mr. Franz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8</text:p>
          </table:table-cell>
          <table:table-cell office:value-type="float" office:value="15.0333" calcext:value-type="float">
            <text:p>15.0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Winifred Ve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mussen, Mrs. (Lena Jacobsen Solvang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5" calcext:value-type="float">
            <text:p>65305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nolds, Mr. Harold J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684" calcext:value-type="float">
            <text:p>34268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eims, Mr. George Alexander Luci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7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lber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ihivouri, Miss. Susanna Juhantytar Sanni"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rdan, Miss. Johanna Hannah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5" calcext:value-type="float">
            <text:p>334915</text:p>
          </table:table-cell>
          <table:table-cell office:value-type="float" office:value="7.7208" calcext:value-type="float">
            <text:p>7.7208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s. Samuel (Emma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. Alexander 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s, Mr. Reginald Har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4" calcext:value-type="float">
            <text:p>2800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iss. Salli Helen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baum, Miss. Edith Louis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3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shine, Mr. George (Mr George Thorne")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th, Miss. Sarah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2712" calcext:value-type="float">
            <text:p>3427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hschild, Mr. Marti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we, Mr. Alfred G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0" calcext:value-type="float">
            <text:p>11379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62" calcext:value-type="float">
            <text:p>38316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aster. John Borie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. Arthur Larned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s. Arthur Larned (Emily Maria Borie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e, Mr. Jean Nass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6" calcext:value-type="float">
            <text:p>267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owitz, Mr. Har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P 1588</text:p>
          </table:table-cell>
          <table:table-cell office:value-type="float" office:value="7.575" calcext:value-type="float">
            <text:p>7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ether, Mr. Simon Sivertsen</text:p>
          </table:table-cell>
          <table:table-cell office:value-type="string" calcext:value-type="string">
            <text:p>male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William Henry</text:p>
          </table:table-cell>
          <table:table-cell office:value-type="string" calcext:value-type="string">
            <text:p>male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A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John Georg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s. John (Annie Bulle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nder, Mr. Karl Joh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6" calcext:value-type="float">
            <text:p>7266</text:p>
          </table:table-cell>
          <table:table-cell office:value-type="float" office:value="9.325" calcext:value-type="float">
            <text:p>9.3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omon, Mr. Abraham 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163" calcext:value-type="float">
            <text:p>11116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Eli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Hann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Beatrice Irene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p, Mr. Juliu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8" calcext:value-type="float">
            <text:p>34576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bert, Mrs. Paul (Emma Mock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midt, Mr. Augus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59" calcext:value-type="float">
            <text:p>2486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ughnessy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4" calcext:value-type="float">
            <text:p>37037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ne, Miss. Ellen Nata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68" calcext:value-type="float">
            <text:p>330968</text:p>
          </table:table-cell>
          <table:table-cell office:value-type="float" office:value="7.7792" calcext:value-type="float">
            <text:p>7.7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cock, Miss. Maude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Lucien Philip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s. Lucien Philip (Mary Eloise Hughes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yth, Miss. Ju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432" calcext:value-type="float">
            <text:p>3354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. John Pillsbu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s. John Pillsbury (Nelle Stevenson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tor, Mr. Wool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32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aster. Robert Dougla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r. Frederic Oakley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ncer, Mr. William Augustus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nner, Mr. Henry Joh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Q. 36994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ton, Mr. Samuel War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34" calcext:value-type="float">
            <text:p>237734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. Charles Emil Henr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s. Charles Emil Henry (Annie May Morris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kes, Mr. Philip Josep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4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y, Mr. Thomas</text:p>
          </table:table-cell>
          <table:table-cell office:value-type="string" calcext:value-type="string">
            <text:p>male</text:p>
          </table:table-cell>
          <table:table-cell office:value-type="float" office:value="60.5" calcext:value-type="float">
            <text:p>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1" calcext:value-type="float">
            <text:p>3701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. Isido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s. Isidor (Rosalie Ida Blun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lic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3" calcext:value-type="float">
            <text:p>31508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 Cervi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8" calcext:value-type="float">
            <text:p>7538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ne, Mr. George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4" calcext:value-type="float">
            <text:p>2487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et, Mr. George Frederick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glin, Mr. Gunnar Isido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3" calcext:value-type="float">
            <text:p>35003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Charles 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1" calcext:value-type="float">
            <text:p>262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4" calcext:value-type="float">
            <text:p>268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s. Alexander (Thamine Thelma")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son, Mr. Alexander Morri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02" calcext:value-type="float">
            <text:p>3230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fa, Mr. Assa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3" calcext:value-type="float">
            <text:p>267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aster. Georges Youssef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iss. Maria Youssef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cker, Mr. Gilbert Milligan J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 office:value-type="float" office:value="28.5375" calcext:value-type="float">
            <text:p>28.5375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Jam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Walter John</text:p>
          </table:table-cell>
          <table:table-cell office:value-type="string" calcext:value-type="string">
            <text:p>male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Juliu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tanian, Mr. Davi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al, Mr. Jame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1" calcext:value-type="float">
            <text:p>282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del, Mr. Olof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6" calcext:value-type="float">
            <text:p>35041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croft, Miss. Nel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e, Mr. Frede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9" calcext:value-type="float">
            <text:p>3593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John Jame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William Jeffe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6" calcext:value-type="float">
            <text:p>286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s. John James (Florence Louise Long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ren, Mr. Charl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986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ren, Mr. Frank Manley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iss. Bertha J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. Leopol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aster. Ralph Lest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rs. Arthur Henry (Addie" Dart Trevaskis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nzel, Mr. Linhart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5" calcext:value-type="float">
            <text:p>34577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Barbara J</text:p>
          </table:table-cell>
          <table:table-cell office:value-type="string" calcext:value-type="string">
            <text:p>fe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bee, Mrs. George Joseph (Shawneene Abi-Saab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8" calcext:value-type="float">
            <text:p>2688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eler, Mr. Edwin Frederick"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59</text:p>
          </table:table-cell>
          <table:table-cell office:value-type="float" office:value="12.875" calcext:value-type="float">
            <text:p>12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s. John Stuart (Ella Holmes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k, Mr. George Dennick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George Dunto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s. George Dunton (Eleanor Elkin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Karl Joh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6" calcext:value-type="float">
            <text:p>3101266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kes, Mrs. James (Ellen Needs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272" calcext:value-type="float">
            <text:p>36327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ard, Miss. Constanc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5" calcext:value-type="float">
            <text:p>113795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r, Mr. Aaron (Abi Weller")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Richard Norris I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son, Miss. Helen Alic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9 E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rz, Mr. Alber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154" calcext:value-type="float">
            <text:p>31515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tevrongel, Mr. Camill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1" calcext:value-type="float">
            <text:p>34577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ght, Miss. Mario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4" calcext:value-type="float">
            <text:p>220844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Mapriededer</text:p>
          </table:table-cell>
          <table:table-cell office:value-type="string" calcext:value-type="string">
            <text:p>male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Orti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</table:table>
      <table:table table:name="Pivot Table_test_1" table:style-name="ta1">
        <table:table-column table:style-name="co12" table:default-cell-style-name="ce1"/>
        <table:table-column table:style-name="co12" table:default-cell-style-name="ce4"/>
        <table:table-row table:style-name="ro1">
          <table:table-cell office:value-type="string" calcext:value-type="string">
            <text:p>Fare</text:p>
          </table:table-cell>
          <table:table-cell office:value-type="string" calcext:value-type="string">
            <text:p>Count - PassengerId</text:p>
          </table:table-cell>
        </table:table-row>
        <table:table-row table:style-name="ro1">
          <table:table-cell table:style-name="ce2" office:value-type="string" calcext:value-type="string">
            <text:p>(empty)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otal Result</text:p>
          </table:table-cell>
          <table:table-cell table:style-name="ce6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est.A1:test.K419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Pivot Table_test_1'.A1:'Pivot Table_test_1'.B3" table:buttons="'Pivot Table_test_1'.A1" table:show-filter-button="false" table:drill-down-on-double-click="false">
          <table:source-cell-range table:cell-range-address="test.A1:test.K41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are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3.1708" table:display="false" table:show-details="true"/>
                <table:data-pilot-member table:name="6.4375" table:display="false" table:show-details="true"/>
                <table:data-pilot-member table:name="6.4958" table:display="false" table:show-details="true"/>
                <table:data-pilot-member table:name="6.95" table:display="false" table:show-details="true"/>
                <table:data-pilot-member table:name="7" table:display="false" table:show-details="true"/>
                <table:data-pilot-member table:name="7.05" table:display="false" table:show-details="true"/>
                <table:data-pilot-member table:name="7.225" table:display="false" table:show-details="true"/>
                <table:data-pilot-member table:name="7.2292" table:display="false" table:show-details="true"/>
                <table:data-pilot-member table:name="7.25" table:display="false" table:show-details="true"/>
                <table:data-pilot-member table:name="7.2833" table:display="false" table:show-details="true"/>
                <table:data-pilot-member table:name="7.55" table:display="false" table:show-details="true"/>
                <table:data-pilot-member table:name="7.575" table:display="false" table:show-details="true"/>
                <table:data-pilot-member table:name="7.5792" table:display="false" table:show-details="true"/>
                <table:data-pilot-member table:name="7.6292" table:display="false" table:show-details="true"/>
                <table:data-pilot-member table:name="7.65" table:display="false" table:show-details="true"/>
                <table:data-pilot-member table:name="7.7208" table:display="false" table:show-details="true"/>
                <table:data-pilot-member table:name="7.725" table:display="false" table:show-details="true"/>
                <table:data-pilot-member table:name="7.7333" table:display="false" table:show-details="true"/>
                <table:data-pilot-member table:name="7.75" table:display="false" table:show-details="true"/>
                <table:data-pilot-member table:name="7.775" table:display="false" table:show-details="true"/>
                <table:data-pilot-member table:name="7.7792" table:display="false" table:show-details="true"/>
                <table:data-pilot-member table:name="7.7958" table:display="false" table:show-details="true"/>
                <table:data-pilot-member table:name="7.8208" table:display="false" table:show-details="true"/>
                <table:data-pilot-member table:name="7.8292" table:display="false" table:show-details="true"/>
                <table:data-pilot-member table:name="7.85" table:display="false" table:show-details="true"/>
                <table:data-pilot-member table:name="7.8542" table:display="false" table:show-details="true"/>
                <table:data-pilot-member table:name="7.8792" table:display="false" table:show-details="true"/>
                <table:data-pilot-member table:name="7.8875" table:display="false" table:show-details="true"/>
                <table:data-pilot-member table:name="7.8958" table:display="false" table:show-details="true"/>
                <table:data-pilot-member table:name="7.925" table:display="false" table:show-details="true"/>
                <table:data-pilot-member table:name="8.05" table:display="false" table:show-details="true"/>
                <table:data-pilot-member table:name="8.1125" table:display="false" table:show-details="true"/>
                <table:data-pilot-member table:name="8.5167" table:display="false" table:show-details="true"/>
                <table:data-pilot-member table:name="8.6625" table:display="false" table:show-details="true"/>
                <table:data-pilot-member table:name="8.7125" table:display="false" table:show-details="true"/>
                <table:data-pilot-member table:name="8.9625" table:display="false" table:show-details="true"/>
                <table:data-pilot-member table:name="9.225" table:display="false" table:show-details="true"/>
                <table:data-pilot-member table:name="9.325" table:display="false" table:show-details="true"/>
                <table:data-pilot-member table:name="9.35" table:display="false" table:show-details="true"/>
                <table:data-pilot-member table:name="9.5" table:display="false" table:show-details="true"/>
                <table:data-pilot-member table:name="9.6875" table:display="false" table:show-details="true"/>
                <table:data-pilot-member table:name="10.5" table:display="false" table:show-details="true"/>
                <table:data-pilot-member table:name="10.7083" table:display="false" table:show-details="true"/>
                <table:data-pilot-member table:name="11.5" table:display="false" table:show-details="true"/>
                <table:data-pilot-member table:name="12.1833" table:display="false" table:show-details="true"/>
                <table:data-pilot-member table:name="12.2875" table:display="false" table:show-details="true"/>
                <table:data-pilot-member table:name="12.35" table:display="false" table:show-details="true"/>
                <table:data-pilot-member table:name="12.7375" table:display="false" table:show-details="true"/>
                <table:data-pilot-member table:name="12.875" table:display="false" table:show-details="true"/>
                <table:data-pilot-member table:name="13" table:display="false" table:show-details="true"/>
                <table:data-pilot-member table:name="13.4167" table:display="false" table:show-details="true"/>
                <table:data-pilot-member table:name="13.5" table:display="false" table:show-details="true"/>
                <table:data-pilot-member table:name="13.775" table:display="false" table:show-details="true"/>
                <table:data-pilot-member table:name="13.8583" table:display="false" table:show-details="true"/>
                <table:data-pilot-member table:name="13.8625" table:display="false" table:show-details="true"/>
                <table:data-pilot-member table:name="13.9" table:display="false" table:show-details="true"/>
                <table:data-pilot-member table:name="14.1083" table:display="false" table:show-details="true"/>
                <table:data-pilot-member table:name="14.4" table:display="false" table:show-details="true"/>
                <table:data-pilot-member table:name="14.4542" table:display="false" table:show-details="true"/>
                <table:data-pilot-member table:name="14.4583" table:display="false" table:show-details="true"/>
                <table:data-pilot-member table:name="14.5" table:display="false" table:show-details="true"/>
                <table:data-pilot-member table:name="15.0333" table:display="false" table:show-details="true"/>
                <table:data-pilot-member table:name="15.0458" table:display="false" table:show-details="true"/>
                <table:data-pilot-member table:name="15.1" table:display="false" table:show-details="true"/>
                <table:data-pilot-member table:name="15.2458" table:display="false" table:show-details="true"/>
                <table:data-pilot-member table:name="15.5" table:display="false" table:show-details="true"/>
                <table:data-pilot-member table:name="15.55" table:display="false" table:show-details="true"/>
                <table:data-pilot-member table:name="15.5792" table:display="false" table:show-details="true"/>
                <table:data-pilot-member table:name="15.7417" table:display="false" table:show-details="true"/>
                <table:data-pilot-member table:name="15.75" table:display="false" table:show-details="true"/>
                <table:data-pilot-member table:name="15.9" table:display="false" table:show-details="true"/>
                <table:data-pilot-member table:name="16" table:display="false" table:show-details="true"/>
                <table:data-pilot-member table:name="16.1" table:display="false" table:show-details="true"/>
                <table:data-pilot-member table:name="16.7" table:display="false" table:show-details="true"/>
                <table:data-pilot-member table:name="17.4" table:display="false" table:show-details="true"/>
                <table:data-pilot-member table:name="18" table:display="false" table:show-details="true"/>
                <table:data-pilot-member table:name="20.2125" table:display="false" table:show-details="true"/>
                <table:data-pilot-member table:name="20.25" table:display="false" table:show-details="true"/>
                <table:data-pilot-member table:name="20.575" table:display="false" table:show-details="true"/>
                <table:data-pilot-member table:name="21" table:display="false" table:show-details="true"/>
                <table:data-pilot-member table:name="21.075" table:display="false" table:show-details="true"/>
                <table:data-pilot-member table:name="21.6792" table:display="false" table:show-details="true"/>
                <table:data-pilot-member table:name="22.025" table:display="false" table:show-details="true"/>
                <table:data-pilot-member table:name="22.3583" table:display="false" table:show-details="true"/>
                <table:data-pilot-member table:name="22.525" table:display="false" table:show-details="true"/>
                <table:data-pilot-member table:name="23" table:display="false" table:show-details="true"/>
                <table:data-pilot-member table:name="23.25" table:display="false" table:show-details="true"/>
                <table:data-pilot-member table:name="23.45" table:display="false" table:show-details="true"/>
                <table:data-pilot-member table:name="24.15" table:display="false" table:show-details="true"/>
                <table:data-pilot-member table:name="25.4667" table:display="false" table:show-details="true"/>
                <table:data-pilot-member table:name="25.7" table:display="false" table:show-details="true"/>
                <table:data-pilot-member table:name="25.7417" table:display="false" table:show-details="true"/>
                <table:data-pilot-member table:name="26" table:display="false" table:show-details="true"/>
                <table:data-pilot-member table:name="26.55" table:display="false" table:show-details="true"/>
                <table:data-pilot-member table:name="27.4458" table:display="false" table:show-details="true"/>
                <table:data-pilot-member table:name="27.7208" table:display="false" table:show-details="true"/>
                <table:data-pilot-member table:name="27.75" table:display="false" table:show-details="true"/>
                <table:data-pilot-member table:name="28.5" table:display="false" table:show-details="true"/>
                <table:data-pilot-member table:name="28.5375" table:display="false" table:show-details="true"/>
                <table:data-pilot-member table:name="29" table:display="false" table:show-details="true"/>
                <table:data-pilot-member table:name="29.125" table:display="false" table:show-details="true"/>
                <table:data-pilot-member table:name="29.7" table:display="false" table:show-details="true"/>
                <table:data-pilot-member table:name="30" table:display="false" table:show-details="true"/>
                <table:data-pilot-member table:name="30.5" table:display="false" table:show-details="true"/>
                <table:data-pilot-member table:name="31.3875" table:display="false" table:show-details="true"/>
                <table:data-pilot-member table:name="31.5" table:display="false" table:show-details="true"/>
                <table:data-pilot-member table:name="31.6792" table:display="false" table:show-details="true"/>
                <table:data-pilot-member table:name="31.6833" table:display="false" table:show-details="true"/>
                <table:data-pilot-member table:name="32.5" table:display="false" table:show-details="true"/>
                <table:data-pilot-member table:name="34.375" table:display="false" table:show-details="true"/>
                <table:data-pilot-member table:name="36.75" table:display="false" table:show-details="true"/>
                <table:data-pilot-member table:name="37.0042" table:display="false" table:show-details="true"/>
                <table:data-pilot-member table:name="39" table:display="false" table:show-details="true"/>
                <table:data-pilot-member table:name="39.4" table:display="false" table:show-details="true"/>
                <table:data-pilot-member table:name="39.6" table:display="false" table:show-details="true"/>
                <table:data-pilot-member table:name="39.6875" table:display="false" table:show-details="true"/>
                <table:data-pilot-member table:name="41.5792" table:display="false" table:show-details="true"/>
                <table:data-pilot-member table:name="42.4" table:display="false" table:show-details="true"/>
                <table:data-pilot-member table:name="42.5" table:display="false" table:show-details="true"/>
                <table:data-pilot-member table:name="45.5" table:display="false" table:show-details="true"/>
                <table:data-pilot-member table:name="46.9" table:display="false" table:show-details="true"/>
                <table:data-pilot-member table:name="47.1" table:display="false" table:show-details="true"/>
                <table:data-pilot-member table:name="50" table:display="false" table:show-details="true"/>
                <table:data-pilot-member table:name="50.4958" table:display="false" table:show-details="true"/>
                <table:data-pilot-member table:name="51.4792" table:display="false" table:show-details="true"/>
                <table:data-pilot-member table:name="51.8625" table:display="false" table:show-details="true"/>
                <table:data-pilot-member table:name="52" table:display="false" table:show-details="true"/>
                <table:data-pilot-member table:name="52.5542" table:display="false" table:show-details="true"/>
                <table:data-pilot-member table:name="53.1" table:display="false" table:show-details="true"/>
                <table:data-pilot-member table:name="55.4417" table:display="false" table:show-details="true"/>
                <table:data-pilot-member table:name="56.4958" table:display="false" table:show-details="true"/>
                <table:data-pilot-member table:name="57.75" table:display="false" table:show-details="true"/>
                <table:data-pilot-member table:name="59.4" table:display="false" table:show-details="true"/>
                <table:data-pilot-member table:name="60" table:display="false" table:show-details="true"/>
                <table:data-pilot-member table:name="61.175" table:display="false" table:show-details="true"/>
                <table:data-pilot-member table:name="61.3792" table:display="false" table:show-details="true"/>
                <table:data-pilot-member table:name="61.9792" table:display="false" table:show-details="true"/>
                <table:data-pilot-member table:name="63.3583" table:display="false" table:show-details="true"/>
                <table:data-pilot-member table:name="65" table:display="false" table:show-details="true"/>
                <table:data-pilot-member table:name="69.55" table:display="false" table:show-details="true"/>
                <table:data-pilot-member table:name="71.2833" table:display="false" table:show-details="true"/>
                <table:data-pilot-member table:name="73.5" table:display="false" table:show-details="true"/>
                <table:data-pilot-member table:name="75.2417" table:display="false" table:show-details="true"/>
                <table:data-pilot-member table:name="75.25" table:display="false" table:show-details="true"/>
                <table:data-pilot-member table:name="76.2917" table:display="false" table:show-details="true"/>
                <table:data-pilot-member table:name="78.85" table:display="false" table:show-details="true"/>
                <table:data-pilot-member table:name="79.2" table:display="false" table:show-details="true"/>
                <table:data-pilot-member table:name="81.8583" table:display="false" table:show-details="true"/>
                <table:data-pilot-member table:name="82.2667" table:display="false" table:show-details="true"/>
                <table:data-pilot-member table:name="83.1583" table:display="false" table:show-details="true"/>
                <table:data-pilot-member table:name="90" table:display="false" table:show-details="true"/>
                <table:data-pilot-member table:name="93.5" table:display="false" table:show-details="true"/>
                <table:data-pilot-member table:name="106.425" table:display="false" table:show-details="true"/>
                <table:data-pilot-member table:name="108.9" table:display="false" table:show-details="true"/>
                <table:data-pilot-member table:name="134.5" table:display="false" table:show-details="true"/>
                <table:data-pilot-member table:name="135.6333" table:display="false" table:show-details="true"/>
                <table:data-pilot-member table:name="136.7792" table:display="false" table:show-details="true"/>
                <table:data-pilot-member table:name="146.5208" table:display="false" table:show-details="true"/>
                <table:data-pilot-member table:name="151.55" table:display="false" table:show-details="true"/>
                <table:data-pilot-member table:name="164.8667" table:display="false" table:show-details="true"/>
                <table:data-pilot-member table:name="211.3375" table:display="false" table:show-details="true"/>
                <table:data-pilot-member table:name="211.5" table:display="false" table:show-details="true"/>
                <table:data-pilot-member table:name="221.7792" table:display="false" table:show-details="true"/>
                <table:data-pilot-member table:name="227.525" table:display="false" table:show-details="true"/>
                <table:data-pilot-member table:name="247.5208" table:display="false" table:show-details="true"/>
                <table:data-pilot-member table:name="262.375" table:display="false" table:show-details="true"/>
                <table:data-pilot-member table:name="263" table:display="false" table:show-details="true"/>
                <table:data-pilot-member table:name="512.3292" table:display="fals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ssengerId" table:orientation="data" table:used-hierarchy="0" table:function="count">
            <table:data-pilot-level table:show-empty="false" calcext:repeat-item-labels="false">
              <table:data-pilot-members>
                <table:data-pilot-member table:name="892" table:display="true" table:show-details="true"/>
                <table:data-pilot-member table:name="893" table:display="true" table:show-details="true"/>
                <table:data-pilot-member table:name="894" table:display="true" table:show-details="true"/>
                <table:data-pilot-member table:name="895" table:display="true" table:show-details="true"/>
                <table:data-pilot-member table:name="896" table:display="true" table:show-details="true"/>
                <table:data-pilot-member table:name="897" table:display="true" table:show-details="true"/>
                <table:data-pilot-member table:name="898" table:display="true" table:show-details="true"/>
                <table:data-pilot-member table:name="899" table:display="true" table:show-details="true"/>
                <table:data-pilot-member table:name="900" table:display="true" table:show-details="true"/>
                <table:data-pilot-member table:name="901" table:display="true" table:show-details="true"/>
                <table:data-pilot-member table:name="902" table:display="true" table:show-details="true"/>
                <table:data-pilot-member table:name="903" table:display="true" table:show-details="true"/>
                <table:data-pilot-member table:name="904" table:display="true" table:show-details="true"/>
                <table:data-pilot-member table:name="905" table:display="true" table:show-details="true"/>
                <table:data-pilot-member table:name="906" table:display="true" table:show-details="true"/>
                <table:data-pilot-member table:name="907" table:display="true" table:show-details="true"/>
                <table:data-pilot-member table:name="908" table:display="true" table:show-details="true"/>
                <table:data-pilot-member table:name="909" table:display="true" table:show-details="true"/>
                <table:data-pilot-member table:name="910" table:display="true" table:show-details="true"/>
                <table:data-pilot-member table:name="911" table:display="true" table:show-details="true"/>
                <table:data-pilot-member table:name="912" table:display="true" table:show-details="true"/>
                <table:data-pilot-member table:name="913" table:display="true" table:show-details="true"/>
                <table:data-pilot-member table:name="914" table:display="true" table:show-details="true"/>
                <table:data-pilot-member table:name="915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918" table:display="true" table:show-details="true"/>
                <table:data-pilot-member table:name="919" table:display="true" table:show-details="true"/>
                <table:data-pilot-member table:name="920" table:display="true" table:show-details="true"/>
                <table:data-pilot-member table:name="921" table:display="true" table:show-details="true"/>
                <table:data-pilot-member table:name="922" table:display="true" table:show-details="true"/>
                <table:data-pilot-member table:name="923" table:display="true" table:show-details="true"/>
                <table:data-pilot-member table:name="924" table:display="true" table:show-details="true"/>
                <table:data-pilot-member table:name="925" table:display="true" table:show-details="true"/>
                <table:data-pilot-member table:name="926" table:display="true" table:show-details="true"/>
                <table:data-pilot-member table:name="927" table:display="true" table:show-details="true"/>
                <table:data-pilot-member table:name="928" table:display="true" table:show-details="true"/>
                <table:data-pilot-member table:name="929" table:display="true" table:show-details="true"/>
                <table:data-pilot-member table:name="930" table:display="true" table:show-details="true"/>
                <table:data-pilot-member table:name="931" table:display="true" table:show-details="true"/>
                <table:data-pilot-member table:name="932" table:display="true" table:show-details="true"/>
                <table:data-pilot-member table:name="933" table:display="true" table:show-details="true"/>
                <table:data-pilot-member table:name="934" table:display="true" table:show-details="true"/>
                <table:data-pilot-member table:name="935" table:display="true" table:show-details="true"/>
                <table:data-pilot-member table:name="936" table:display="true" table:show-details="true"/>
                <table:data-pilot-member table:name="937" table:display="true" table:show-details="true"/>
                <table:data-pilot-member table:name="938" table:display="true" table:show-details="true"/>
                <table:data-pilot-member table:name="939" table:display="true" table:show-details="true"/>
                <table:data-pilot-member table:name="940" table:display="true" table:show-details="true"/>
                <table:data-pilot-member table:name="941" table:display="true" table:show-details="true"/>
                <table:data-pilot-member table:name="942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945" table:display="true" table:show-details="true"/>
                <table:data-pilot-member table:name="946" table:display="true" table:show-details="true"/>
                <table:data-pilot-member table:name="947" table:display="true" table:show-details="true"/>
                <table:data-pilot-member table:name="948" table:display="true" table:show-details="true"/>
                <table:data-pilot-member table:name="949" table:display="true" table:show-details="true"/>
                <table:data-pilot-member table:name="950" table:display="true" table:show-details="true"/>
                <table:data-pilot-member table:name="951" table:display="true" table:show-details="true"/>
                <table:data-pilot-member table:name="952" table:display="true" table:show-details="true"/>
                <table:data-pilot-member table:name="953" table:display="true" table:show-details="true"/>
                <table:data-pilot-member table:name="954" table:display="true" table:show-details="true"/>
                <table:data-pilot-member table:name="955" table:display="true" table:show-details="true"/>
                <table:data-pilot-member table:name="956" table:display="true" table:show-details="true"/>
                <table:data-pilot-member table:name="957" table:display="true" table:show-details="true"/>
                <table:data-pilot-member table:name="958" table:display="true" table:show-details="true"/>
                <table:data-pilot-member table:name="959" table:display="true" table:show-details="true"/>
                <table:data-pilot-member table:name="960" table:display="true" table:show-details="true"/>
                <table:data-pilot-member table:name="961" table:display="true" table:show-details="true"/>
                <table:data-pilot-member table:name="962" table:display="true" table:show-details="true"/>
                <table:data-pilot-member table:name="963" table:display="true" table:show-details="true"/>
                <table:data-pilot-member table:name="964" table:display="true" table:show-details="true"/>
                <table:data-pilot-member table:name="965" table:display="true" table:show-details="true"/>
                <table:data-pilot-member table:name="966" table:display="true" table:show-details="true"/>
                <table:data-pilot-member table:name="967" table:display="true" table:show-details="true"/>
                <table:data-pilot-member table:name="968" table:display="true" table:show-details="true"/>
                <table:data-pilot-member table:name="969" table:display="true" table:show-details="true"/>
                <table:data-pilot-member table:name="970" table:display="true" table:show-details="true"/>
                <table:data-pilot-member table:name="971" table:display="true" table:show-details="true"/>
                <table:data-pilot-member table:name="972" table:display="true" table:show-details="true"/>
                <table:data-pilot-member table:name="973" table:display="true" table:show-details="true"/>
                <table:data-pilot-member table:name="974" table:display="true" table:show-details="true"/>
                <table:data-pilot-member table:name="975" table:display="true" table:show-details="true"/>
                <table:data-pilot-member table:name="976" table:display="true" table:show-details="true"/>
                <table:data-pilot-member table:name="977" table:display="true" table:show-details="true"/>
                <table:data-pilot-member table:name="978" table:display="true" table:show-details="true"/>
                <table:data-pilot-member table:name="979" table:display="true" table:show-details="true"/>
                <table:data-pilot-member table:name="980" table:display="true" table:show-details="true"/>
                <table:data-pilot-member table:name="981" table:display="true" table:show-details="true"/>
                <table:data-pilot-member table:name="982" table:display="true" table:show-details="true"/>
                <table:data-pilot-member table:name="983" table:display="true" table:show-details="true"/>
                <table:data-pilot-member table:name="984" table:display="true" table:show-details="true"/>
                <table:data-pilot-member table:name="985" table:display="true" table:show-details="true"/>
                <table:data-pilot-member table:name="986" table:display="true" table:show-details="true"/>
                <table:data-pilot-member table:name="987" table:display="true" table:show-details="true"/>
                <table:data-pilot-member table:name="988" table:display="true" table:show-details="true"/>
                <table:data-pilot-member table:name="989" table:display="true" table:show-details="true"/>
                <table:data-pilot-member table:name="990" table:display="true" table:show-details="true"/>
                <table:data-pilot-member table:name="991" table:display="true" table:show-details="true"/>
                <table:data-pilot-member table:name="992" table:display="true" table:show-details="true"/>
                <table:data-pilot-member table:name="993" table:display="true" table:show-details="true"/>
                <table:data-pilot-member table:name="994" table:display="true" table:show-details="true"/>
                <table:data-pilot-member table:name="995" table:display="true" table:show-details="true"/>
                <table:data-pilot-member table:name="996" table:display="true" table:show-details="true"/>
                <table:data-pilot-member table:name="997" table:display="true" table:show-details="true"/>
                <table:data-pilot-member table:name="998" table:display="true" table:show-details="true"/>
                <table:data-pilot-member table:name="999" table:display="true" table:show-details="true"/>
                <table:data-pilot-member table:name="1000" table:display="true" table:show-details="true"/>
                <table:data-pilot-member table:name="1001" table:display="true" table:show-details="true"/>
                <table:data-pilot-member table:name="1002" table:display="true" table:show-details="true"/>
                <table:data-pilot-member table:name="1003" table:display="true" table:show-details="true"/>
                <table:data-pilot-member table:name="1004" table:display="true" table:show-details="true"/>
                <table:data-pilot-member table:name="1005" table:display="true" table:show-details="true"/>
                <table:data-pilot-member table:name="1006" table:display="true" table:show-details="true"/>
                <table:data-pilot-member table:name="1007" table:display="true" table:show-details="true"/>
                <table:data-pilot-member table:name="1008" table:display="true" table:show-details="true"/>
                <table:data-pilot-member table:name="1009" table:display="true" table:show-details="true"/>
                <table:data-pilot-member table:name="1010" table:display="true" table:show-details="true"/>
                <table:data-pilot-member table:name="1011" table:display="true" table:show-details="true"/>
                <table:data-pilot-member table:name="1012" table:display="true" table:show-details="true"/>
                <table:data-pilot-member table:name="1013" table:display="true" table:show-details="true"/>
                <table:data-pilot-member table:name="1014" table:display="true" table:show-details="true"/>
                <table:data-pilot-member table:name="1015" table:display="true" table:show-details="true"/>
                <table:data-pilot-member table:name="1016" table:display="true" table:show-details="true"/>
                <table:data-pilot-member table:name="1017" table:display="true" table:show-details="true"/>
                <table:data-pilot-member table:name="1018" table:display="true" table:show-details="true"/>
                <table:data-pilot-member table:name="1019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022" table:display="true" table:show-details="true"/>
                <table:data-pilot-member table:name="1023" table:display="true" table:show-details="true"/>
                <table:data-pilot-member table:name="1024" table:display="true" table:show-details="true"/>
                <table:data-pilot-member table:name="1025" table:display="true" table:show-details="true"/>
                <table:data-pilot-member table:name="1026" table:display="true" table:show-details="true"/>
                <table:data-pilot-member table:name="1027" table:display="true" table:show-details="true"/>
                <table:data-pilot-member table:name="1028" table:display="true" table:show-details="true"/>
                <table:data-pilot-member table:name="1029" table:display="true" table:show-details="true"/>
                <table:data-pilot-member table:name="1030" table:display="true" table:show-details="true"/>
                <table:data-pilot-member table:name="1031" table:display="true" table:show-details="true"/>
                <table:data-pilot-member table:name="1032" table:display="true" table:show-details="true"/>
                <table:data-pilot-member table:name="1033" table:display="true" table:show-details="true"/>
                <table:data-pilot-member table:name="1034" table:display="true" table:show-details="true"/>
                <table:data-pilot-member table:name="1035" table:display="true" table:show-details="true"/>
                <table:data-pilot-member table:name="1036" table:display="true" table:show-details="true"/>
                <table:data-pilot-member table:name="1037" table:display="true" table:show-details="true"/>
                <table:data-pilot-member table:name="1038" table:display="true" table:show-details="true"/>
                <table:data-pilot-member table:name="1039" table:display="true" table:show-details="true"/>
                <table:data-pilot-member table:name="1040" table:display="true" table:show-details="true"/>
                <table:data-pilot-member table:name="1041" table:display="true" table:show-details="true"/>
                <table:data-pilot-member table:name="1042" table:display="true" table:show-details="true"/>
                <table:data-pilot-member table:name="1043" table:display="true" table:show-details="true"/>
                <table:data-pilot-member table:name="1044" table:display="true" table:show-details="true"/>
                <table:data-pilot-member table:name="1045" table:display="true" table:show-details="true"/>
                <table:data-pilot-member table:name="1046" table:display="true" table:show-details="true"/>
                <table:data-pilot-member table:name="1047" table:display="true" table:show-details="true"/>
                <table:data-pilot-member table:name="1048" table:display="true" table:show-details="true"/>
                <table:data-pilot-member table:name="1049" table:display="true" table:show-details="true"/>
                <table:data-pilot-member table:name="1050" table:display="true" table:show-details="true"/>
                <table:data-pilot-member table:name="1051" table:display="true" table:show-details="true"/>
                <table:data-pilot-member table:name="1052" table:display="true" table:show-details="true"/>
                <table:data-pilot-member table:name="1053" table:display="true" table:show-details="true"/>
                <table:data-pilot-member table:name="1054" table:display="true" table:show-details="true"/>
                <table:data-pilot-member table:name="1055" table:display="true" table:show-details="true"/>
                <table:data-pilot-member table:name="1056" table:display="true" table:show-details="true"/>
                <table:data-pilot-member table:name="1057" table:display="true" table:show-details="true"/>
                <table:data-pilot-member table:name="1058" table:display="true" table:show-details="true"/>
                <table:data-pilot-member table:name="1059" table:display="true" table:show-details="true"/>
                <table:data-pilot-member table:name="1060" table:display="true" table:show-details="true"/>
                <table:data-pilot-member table:name="1061" table:display="true" table:show-details="true"/>
                <table:data-pilot-member table:name="1062" table:display="true" table:show-details="true"/>
                <table:data-pilot-member table:name="1063" table:display="true" table:show-details="true"/>
                <table:data-pilot-member table:name="1064" table:display="true" table:show-details="true"/>
                <table:data-pilot-member table:name="1065" table:display="true" table:show-details="true"/>
                <table:data-pilot-member table:name="1066" table:display="true" table:show-details="true"/>
                <table:data-pilot-member table:name="1067" table:display="true" table:show-details="true"/>
                <table:data-pilot-member table:name="1068" table:display="true" table:show-details="true"/>
                <table:data-pilot-member table:name="1069" table:display="true" table:show-details="true"/>
                <table:data-pilot-member table:name="1070" table:display="true" table:show-details="true"/>
                <table:data-pilot-member table:name="1071" table:display="true" table:show-details="true"/>
                <table:data-pilot-member table:name="1072" table:display="true" table:show-details="true"/>
                <table:data-pilot-member table:name="1073" table:display="true" table:show-details="true"/>
                <table:data-pilot-member table:name="1074" table:display="true" table:show-details="true"/>
                <table:data-pilot-member table:name="1075" table:display="true" table:show-details="true"/>
                <table:data-pilot-member table:name="1076" table:display="true" table:show-details="true"/>
                <table:data-pilot-member table:name="1077" table:display="true" table:show-details="true"/>
                <table:data-pilot-member table:name="1078" table:display="true" table:show-details="true"/>
                <table:data-pilot-member table:name="1079" table:display="true" table:show-details="true"/>
                <table:data-pilot-member table:name="1080" table:display="true" table:show-details="true"/>
                <table:data-pilot-member table:name="1081" table:display="true" table:show-details="true"/>
                <table:data-pilot-member table:name="1082" table:display="true" table:show-details="true"/>
                <table:data-pilot-member table:name="1083" table:display="true" table:show-details="true"/>
                <table:data-pilot-member table:name="1084" table:display="true" table:show-details="true"/>
                <table:data-pilot-member table:name="1085" table:display="true" table:show-details="true"/>
                <table:data-pilot-member table:name="1086" table:display="true" table:show-details="true"/>
                <table:data-pilot-member table:name="1087" table:display="true" table:show-details="true"/>
                <table:data-pilot-member table:name="1088" table:display="true" table:show-details="true"/>
                <table:data-pilot-member table:name="1089" table:display="true" table:show-details="true"/>
                <table:data-pilot-member table:name="1090" table:display="true" table:show-details="true"/>
                <table:data-pilot-member table:name="1091" table:display="true" table:show-details="true"/>
                <table:data-pilot-member table:name="1092" table:display="true" table:show-details="true"/>
                <table:data-pilot-member table:name="1093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6" table:display="true" table:show-details="true"/>
                <table:data-pilot-member table:name="1097" table:display="true" table:show-details="true"/>
                <table:data-pilot-member table:name="1098" table:display="true" table:show-details="true"/>
                <table:data-pilot-member table:name="1099" table:display="true" table:show-details="true"/>
                <table:data-pilot-member table:name="1100" table:display="true" table:show-details="true"/>
                <table:data-pilot-member table:name="1101" table:display="true" table:show-details="true"/>
                <table:data-pilot-member table:name="1102" table:display="true" table:show-details="true"/>
                <table:data-pilot-member table:name="1103" table:display="true" table:show-details="true"/>
                <table:data-pilot-member table:name="1104" table:display="true" table:show-details="true"/>
                <table:data-pilot-member table:name="1105" table:display="true" table:show-details="true"/>
                <table:data-pilot-member table:name="1106" table:display="true" table:show-details="true"/>
                <table:data-pilot-member table:name="1107" table:display="true" table:show-details="true"/>
                <table:data-pilot-member table:name="1108" table:display="true" table:show-details="true"/>
                <table:data-pilot-member table:name="1109" table:display="true" table:show-details="true"/>
                <table:data-pilot-member table:name="1110" table:display="true" table:show-details="true"/>
                <table:data-pilot-member table:name="1111" table:display="true" table:show-details="true"/>
                <table:data-pilot-member table:name="1112" table:display="true" table:show-details="true"/>
                <table:data-pilot-member table:name="1113" table:display="true" table:show-details="true"/>
                <table:data-pilot-member table:name="1114" table:display="true" table:show-details="true"/>
                <table:data-pilot-member table:name="1115" table:display="true" table:show-details="true"/>
                <table:data-pilot-member table:name="1116" table:display="true" table:show-details="true"/>
                <table:data-pilot-member table:name="1117" table:display="true" table:show-details="true"/>
                <table:data-pilot-member table:name="1118" table:display="true" table:show-details="true"/>
                <table:data-pilot-member table:name="1119" table:display="true" table:show-details="true"/>
                <table:data-pilot-member table:name="1120" table:display="true" table:show-details="true"/>
                <table:data-pilot-member table:name="1121" table:display="true" table:show-details="true"/>
                <table:data-pilot-member table:name="1122" table:display="true" table:show-details="true"/>
                <table:data-pilot-member table:name="1123" table:display="true" table:show-details="true"/>
                <table:data-pilot-member table:name="1124" table:display="true" table:show-details="true"/>
                <table:data-pilot-member table:name="1125" table:display="true" table:show-details="true"/>
                <table:data-pilot-member table:name="1126" table:display="true" table:show-details="true"/>
                <table:data-pilot-member table:name="1127" table:display="true" table:show-details="true"/>
                <table:data-pilot-member table:name="1128" table:display="true" table:show-details="true"/>
                <table:data-pilot-member table:name="1129" table:display="true" table:show-details="true"/>
                <table:data-pilot-member table:name="1130" table:display="true" table:show-details="true"/>
                <table:data-pilot-member table:name="1131" table:display="true" table:show-details="true"/>
                <table:data-pilot-member table:name="1132" table:display="true" table:show-details="true"/>
                <table:data-pilot-member table:name="1133" table:display="true" table:show-details="true"/>
                <table:data-pilot-member table:name="1134" table:display="true" table:show-details="true"/>
                <table:data-pilot-member table:name="1135" table:display="true" table:show-details="true"/>
                <table:data-pilot-member table:name="1136" table:display="true" table:show-details="true"/>
                <table:data-pilot-member table:name="1137" table:display="true" table:show-details="true"/>
                <table:data-pilot-member table:name="1138" table:display="true" table:show-details="true"/>
                <table:data-pilot-member table:name="1139" table:display="true" table:show-details="true"/>
                <table:data-pilot-member table:name="1140" table:display="true" table:show-details="true"/>
                <table:data-pilot-member table:name="1141" table:display="true" table:show-details="true"/>
                <table:data-pilot-member table:name="1142" table:display="true" table:show-details="true"/>
                <table:data-pilot-member table:name="1143" table:display="true" table:show-details="true"/>
                <table:data-pilot-member table:name="1144" table:display="true" table:show-details="true"/>
                <table:data-pilot-member table:name="1145" table:display="true" table:show-details="true"/>
                <table:data-pilot-member table:name="1146" table:display="true" table:show-details="true"/>
                <table:data-pilot-member table:name="1147" table:display="true" table:show-details="true"/>
                <table:data-pilot-member table:name="1148" table:display="true" table:show-details="true"/>
                <table:data-pilot-member table:name="1149" table:display="true" table:show-details="true"/>
                <table:data-pilot-member table:name="1150" table:display="true" table:show-details="true"/>
                <table:data-pilot-member table:name="1151" table:display="true" table:show-details="true"/>
                <table:data-pilot-member table:name="1152" table:display="true" table:show-details="true"/>
                <table:data-pilot-member table:name="1153" table:display="true" table:show-details="true"/>
                <table:data-pilot-member table:name="1154" table:display="true" table:show-details="true"/>
                <table:data-pilot-member table:name="1155" table:display="true" table:show-details="true"/>
                <table:data-pilot-member table:name="1156" table:display="true" table:show-details="true"/>
                <table:data-pilot-member table:name="1157" table:display="true" table:show-details="true"/>
                <table:data-pilot-member table:name="1158" table:display="true" table:show-details="true"/>
                <table:data-pilot-member table:name="1159" table:display="true" table:show-details="true"/>
                <table:data-pilot-member table:name="1160" table:display="true" table:show-details="true"/>
                <table:data-pilot-member table:name="1161" table:display="true" table:show-details="true"/>
                <table:data-pilot-member table:name="1162" table:display="true" table:show-details="true"/>
                <table:data-pilot-member table:name="1163" table:display="true" table:show-details="true"/>
                <table:data-pilot-member table:name="1164" table:display="true" table:show-details="true"/>
                <table:data-pilot-member table:name="1165" table:display="true" table:show-details="true"/>
                <table:data-pilot-member table:name="1166" table:display="true" table:show-details="true"/>
                <table:data-pilot-member table:name="1167" table:display="true" table:show-details="true"/>
                <table:data-pilot-member table:name="1168" table:display="true" table:show-details="true"/>
                <table:data-pilot-member table:name="1169" table:display="true" table:show-details="true"/>
                <table:data-pilot-member table:name="1170" table:display="true" table:show-details="true"/>
                <table:data-pilot-member table:name="1171" table:display="true" table:show-details="true"/>
                <table:data-pilot-member table:name="1172" table:display="true" table:show-details="true"/>
                <table:data-pilot-member table:name="1173" table:display="true" table:show-details="true"/>
                <table:data-pilot-member table:name="1174" table:display="true" table:show-details="true"/>
                <table:data-pilot-member table:name="1175" table:display="true" table:show-details="true"/>
                <table:data-pilot-member table:name="1176" table:display="true" table:show-details="true"/>
                <table:data-pilot-member table:name="1177" table:display="true" table:show-details="true"/>
                <table:data-pilot-member table:name="1178" table:display="true" table:show-details="true"/>
                <table:data-pilot-member table:name="1179" table:display="true" table:show-details="true"/>
                <table:data-pilot-member table:name="1180" table:display="true" table:show-details="true"/>
                <table:data-pilot-member table:name="1181" table:display="true" table:show-details="true"/>
                <table:data-pilot-member table:name="1182" table:display="true" table:show-details="true"/>
                <table:data-pilot-member table:name="1183" table:display="true" table:show-details="true"/>
                <table:data-pilot-member table:name="1184" table:display="true" table:show-details="true"/>
                <table:data-pilot-member table:name="1185" table:display="true" table:show-details="true"/>
                <table:data-pilot-member table:name="1186" table:display="true" table:show-details="true"/>
                <table:data-pilot-member table:name="1187" table:display="true" table:show-details="true"/>
                <table:data-pilot-member table:name="1188" table:display="true" table:show-details="true"/>
                <table:data-pilot-member table:name="1189" table:display="true" table:show-details="true"/>
                <table:data-pilot-member table:name="1190" table:display="true" table:show-details="true"/>
                <table:data-pilot-member table:name="1191" table:display="true" table:show-details="true"/>
                <table:data-pilot-member table:name="1192" table:display="true" table:show-details="true"/>
                <table:data-pilot-member table:name="1193" table:display="true" table:show-details="true"/>
                <table:data-pilot-member table:name="1194" table:display="true" table:show-details="true"/>
                <table:data-pilot-member table:name="1195" table:display="true" table:show-details="true"/>
                <table:data-pilot-member table:name="1196" table:display="true" table:show-details="true"/>
                <table:data-pilot-member table:name="1197" table:display="true" table:show-details="true"/>
                <table:data-pilot-member table:name="1198" table:display="true" table:show-details="true"/>
                <table:data-pilot-member table:name="1199" table:display="true" table:show-details="true"/>
                <table:data-pilot-member table:name="1200" table:display="true" table:show-details="true"/>
                <table:data-pilot-member table:name="1201" table:display="true" table:show-details="true"/>
                <table:data-pilot-member table:name="1202" table:display="true" table:show-details="true"/>
                <table:data-pilot-member table:name="1203" table:display="true" table:show-details="true"/>
                <table:data-pilot-member table:name="1204" table:display="true" table:show-details="true"/>
                <table:data-pilot-member table:name="1205" table:display="true" table:show-details="true"/>
                <table:data-pilot-member table:name="1206" table:display="true" table:show-details="true"/>
                <table:data-pilot-member table:name="1207" table:display="true" table:show-details="true"/>
                <table:data-pilot-member table:name="1208" table:display="true" table:show-details="true"/>
                <table:data-pilot-member table:name="1209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12" table:display="true" table:show-details="true"/>
                <table:data-pilot-member table:name="1213" table:display="true" table:show-details="true"/>
                <table:data-pilot-member table:name="1214" table:display="true" table:show-details="true"/>
                <table:data-pilot-member table:name="1215" table:display="true" table:show-details="true"/>
                <table:data-pilot-member table:name="1216" table:display="true" table:show-details="true"/>
                <table:data-pilot-member table:name="1217" table:display="true" table:show-details="true"/>
                <table:data-pilot-member table:name="1218" table:display="true" table:show-details="true"/>
                <table:data-pilot-member table:name="1219" table:display="true" table:show-details="true"/>
                <table:data-pilot-member table:name="1220" table:display="true" table:show-details="true"/>
                <table:data-pilot-member table:name="1221" table:display="true" table:show-details="true"/>
                <table:data-pilot-member table:name="1222" table:display="true" table:show-details="true"/>
                <table:data-pilot-member table:name="1223" table:display="true" table:show-details="true"/>
                <table:data-pilot-member table:name="1224" table:display="true" table:show-details="true"/>
                <table:data-pilot-member table:name="1225" table:display="true" table:show-details="true"/>
                <table:data-pilot-member table:name="1226" table:display="true" table:show-details="true"/>
                <table:data-pilot-member table:name="1227" table:display="true" table:show-details="true"/>
                <table:data-pilot-member table:name="1228" table:display="true" table:show-details="true"/>
                <table:data-pilot-member table:name="1229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32" table:display="true" table:show-details="true"/>
                <table:data-pilot-member table:name="1233" table:display="true" table:show-details="true"/>
                <table:data-pilot-member table:name="1234" table:display="true" table:show-details="true"/>
                <table:data-pilot-member table:name="1235" table:display="true" table:show-details="true"/>
                <table:data-pilot-member table:name="1236" table:display="true" table:show-details="true"/>
                <table:data-pilot-member table:name="1237" table:display="true" table:show-details="true"/>
                <table:data-pilot-member table:name="1238" table:display="true" table:show-details="true"/>
                <table:data-pilot-member table:name="1239" table:display="true" table:show-details="true"/>
                <table:data-pilot-member table:name="1240" table:display="true" table:show-details="true"/>
                <table:data-pilot-member table:name="1241" table:display="true" table:show-details="true"/>
                <table:data-pilot-member table:name="1242" table:display="true" table:show-details="true"/>
                <table:data-pilot-member table:name="1243" table:display="true" table:show-details="true"/>
                <table:data-pilot-member table:name="1244" table:display="true" table:show-details="true"/>
                <table:data-pilot-member table:name="1245" table:display="true" table:show-details="true"/>
                <table:data-pilot-member table:name="1246" table:display="true" table:show-details="true"/>
                <table:data-pilot-member table:name="1247" table:display="true" table:show-details="true"/>
                <table:data-pilot-member table:name="1248" table:display="true" table:show-details="true"/>
                <table:data-pilot-member table:name="1249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54" table:display="true" table:show-details="true"/>
                <table:data-pilot-member table:name="1255" table:display="true" table:show-details="true"/>
                <table:data-pilot-member table:name="1256" table:display="true" table:show-details="true"/>
                <table:data-pilot-member table:name="1257" table:display="true" table:show-details="true"/>
                <table:data-pilot-member table:name="1258" table:display="true" table:show-details="true"/>
                <table:data-pilot-member table:name="1259" table:display="true" table:show-details="true"/>
                <table:data-pilot-member table:name="1260" table:display="true" table:show-details="true"/>
                <table:data-pilot-member table:name="1261" table:display="true" table:show-details="true"/>
                <table:data-pilot-member table:name="1262" table:display="true" table:show-details="true"/>
                <table:data-pilot-member table:name="1263" table:display="true" table:show-details="true"/>
                <table:data-pilot-member table:name="1264" table:display="true" table:show-details="true"/>
                <table:data-pilot-member table:name="1265" table:display="true" table:show-details="true"/>
                <table:data-pilot-member table:name="1266" table:display="true" table:show-details="true"/>
                <table:data-pilot-member table:name="1267" table:display="true" table:show-details="true"/>
                <table:data-pilot-member table:name="1268" table:display="true" table:show-details="true"/>
                <table:data-pilot-member table:name="1269" table:display="true" table:show-details="true"/>
                <table:data-pilot-member table:name="1270" table:display="true" table:show-details="true"/>
                <table:data-pilot-member table:name="1271" table:display="true" table:show-details="true"/>
                <table:data-pilot-member table:name="1272" table:display="true" table:show-details="true"/>
                <table:data-pilot-member table:name="1273" table:display="true" table:show-details="true"/>
                <table:data-pilot-member table:name="1274" table:display="true" table:show-details="true"/>
                <table:data-pilot-member table:name="1275" table:display="true" table:show-details="true"/>
                <table:data-pilot-member table:name="1276" table:display="true" table:show-details="true"/>
                <table:data-pilot-member table:name="1277" table:display="true" table:show-details="true"/>
                <table:data-pilot-member table:name="1278" table:display="true" table:show-details="true"/>
                <table:data-pilot-member table:name="1279" table:display="true" table:show-details="true"/>
                <table:data-pilot-member table:name="1280" table:display="true" table:show-details="true"/>
                <table:data-pilot-member table:name="1281" table:display="true" table:show-details="true"/>
                <table:data-pilot-member table:name="1282" table:display="true" table:show-details="true"/>
                <table:data-pilot-member table:name="1283" table:display="true" table:show-details="true"/>
                <table:data-pilot-member table:name="1284" table:display="true" table:show-details="true"/>
                <table:data-pilot-member table:name="1285" table:display="true" table:show-details="true"/>
                <table:data-pilot-member table:name="1286" table:display="true" table:show-details="true"/>
                <table:data-pilot-member table:name="1287" table:display="true" table:show-details="true"/>
                <table:data-pilot-member table:name="1288" table:display="true" table:show-details="true"/>
                <table:data-pilot-member table:name="1289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292" table:display="true" table:show-details="true"/>
                <table:data-pilot-member table:name="1293" table:display="true" table:show-details="true"/>
                <table:data-pilot-member table:name="1294" table:display="true" table:show-details="true"/>
                <table:data-pilot-member table:name="1295" table:display="true" table:show-details="true"/>
                <table:data-pilot-member table:name="1296" table:display="true" table:show-details="true"/>
                <table:data-pilot-member table:name="1297" table:display="true" table:show-details="true"/>
                <table:data-pilot-member table:name="1298" table:display="true" table:show-details="true"/>
                <table:data-pilot-member table:name="1299" table:display="true" table:show-details="true"/>
                <table:data-pilot-member table:name="1300" table:display="true" table:show-details="true"/>
                <table:data-pilot-member table:name="1301" table:display="true" table:show-details="true"/>
                <table:data-pilot-member table:name="1302" table:display="true" table:show-details="true"/>
                <table:data-pilot-member table:name="1303" table:display="true" table:show-details="true"/>
                <table:data-pilot-member table:name="1304" table:display="true" table:show-details="true"/>
                <table:data-pilot-member table:name="1305" table:display="true" table:show-details="true"/>
                <table:data-pilot-member table:name="1306" table:display="true" table:show-details="true"/>
                <table:data-pilot-member table:name="1307" table:display="true" table:show-details="true"/>
                <table:data-pilot-member table:name="1308" table:display="true" table:show-details="true"/>
                <table:data-pilot-member table:name="13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03:06:56.090980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4T06:43:59.142169768</dc:date>
    <meta:editing-duration>PT1H34M53S</meta:editing-duration>
    <meta:editing-cycles>2</meta:editing-cycles>
    <meta:document-statistic meta:table-count="2" meta:cell-count="4201" meta:object-count="0"/>
  </office:meta>
</office:document-meta>
</file>